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untes de ASIR de Sred dia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1:10.942899427</meta:creation-date>
    <dc:date>2021-09-14T12:13:28.908256612</dc:date>
    <meta:editing-duration>PT2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7" meta:character-count="29" meta:non-whitespace-character-count="23"/>
  </office:meta>
</office:document-meta>
</file>